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421.checkIfMockIs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421.Issue421( ArticleCalculator calcu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421.Issue421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InjectionUsingConstructorIssue421Test.mockJustWo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